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3" table:default-cell-style-name="ce3"/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nnée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0" calcext:value-type="float">
            <text:p>2020</text:p>
          </table:table-cell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2cm" fo:margin-left="0.6cm" fo:margin-right="0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16:39.886550442</meta:creation-date>
    <meta:print-date>2023-09-18T23:28:41.146816268</meta:print-date>
    <dc:date>2023-09-18T23:33:36.027338086</dc:date>
    <meta:editing-duration>PT6M6S</meta:editing-duration>
    <meta:editing-cycles>1</meta:editing-cycles>
    <meta:document-statistic meta:table-count="1" meta:cell-count="280" meta:object-count="0"/>
    <meta:generator>LibreOffice/7.3.7.2$Linux_X86_64 LibreOffice_project/30$Build-2</meta:generator>
  </office:meta>
</office:document-meta>
</file>